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B0000033BE4CD0560E35A931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52cm" svg:height="11.999cm" svg:x="0.271cm" svg:y="0.028cm">
          <draw:image xlink:href="Pictures/10000201000003EB0000033BE4CD0560E35A931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6-20T14:21:08.696297128</dc:date>
    <meta:editing-duration>PT2M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